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88cm" fo:min-width="3.72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15cm" fo:min-width="3.721cm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2.196cm" fo:min-width="17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3.183cm"/>
    </style:style>
    <style:style style:name="gr7" style:family="graphic" style:parent-style-name="standard">
      <style:graphic-properties draw:textarea-horizontal-align="justify" draw:textarea-vertical-align="middle" draw:auto-grow-height="false" fo:min-height="20.578cm" fo:min-width="17.992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1.786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788cm" fo:min-width="3.721cm"/>
      <style:paragraph-properties style:writing-mode="lr-tb"/>
    </style:style>
    <style:style style:name="gr11" style:family="graphic" style:parent-style-name="standard">
      <style:graphic-properties draw:stroke="dash" draw:stroke-dash="Long_20_Dash" draw:textarea-horizontal-align="justify" draw:textarea-vertical-align="middle" draw:auto-grow-height="false" fo:min-height="4.957cm" fo:min-width="6.3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marker-start-width="0.203cm" draw:marker-end-width="0.203cm" draw:fill="solid" draw:fill-color="#ffffff" draw:textarea-horizontal-align="left" draw:auto-grow-height="true" draw:auto-grow-width="false" fo:min-height="0.949cm" fo:min-width="3.876cm" fo:padding-top="0.1cm" fo:padding-bottom="0.1cm" fo:padding-left="0.225cm" fo:padding-right="0.225cm"/>
      <style:paragraph-properties style:writing-mode="lr-tb"/>
    </style:style>
    <style:style style:name="gr1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4.326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766cm" fo:min-width="3.818cm"/>
      <style:paragraph-properties style:writing-mode="lr-tb"/>
    </style:style>
    <style:style style:name="gr17" style:family="graphic" style:parent-style-name="standard">
      <style:graphic-properties draw:stroke="solid" svg:stroke-width="0cm" svg:stroke-color="#000000" draw:marker-start-width="0.203cm" draw:marker-end-width="0.203cm" draw:fill="solid" draw:fill-color="#ffffff" draw:textarea-horizontal-align="left" draw:auto-grow-height="true" draw:auto-grow-width="false" fo:min-height="0.512cm" fo:min-width="0cm" fo:padding-top="0.1cm" fo:padding-bottom="0.1cm" fo:padding-left="0.225cm" fo:padding-right="0.225cm"/>
      <style:paragraph-properties style:writing-mode="lr-tb"/>
    </style:style>
    <style:style style:name="gr18" style:family="graphic" style:parent-style-name="standard">
      <style:graphic-properties draw:stroke="solid" svg:stroke-width="0cm" svg:stroke-color="#000000" draw:marker-start-width="0.203cm" draw:marker-end-width="0.203cm" draw:fill="solid" draw:fill-color="#ffffff" draw:textarea-horizontal-align="left" draw:auto-grow-height="true" draw:auto-grow-width="true" fo:min-height="0cm" fo:min-width="0cm" fo:padding-top="0.1cm" fo:padding-bottom="0.1cm" fo:padding-left="0.225cm" fo:padding-right="0.225cm"/>
      <style:paragraph-properties style:writing-mode="lr-tb"/>
    </style:style>
    <style:style style:name="gr19" style:family="graphic" style:parent-style-name="standard">
      <style:graphic-properties draw:stroke="solid" svg:stroke-color="#3465a4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6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loext:graphic-properties draw:fill="none" draw:fill-color="#ffffff"/>
      <style:paragraph-properties fo:text-align="center"/>
      <style:text-properties fo:font-size="10pt" fo:font-style="italic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4.296cm" svg:x="2.397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69cm" svg:height="4.191cm" svg:x="2.27cm" svg:y="2.905cm">
          <text:p text:style-name="P1"><text:span text:style-name="T1">Frontend App</text:span></text:p>
          <text:p text:style-name="P1"><text:span text:style-name="T1">Node.js - Re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69cm" svg:height="4.191cm" svg:x="12.557cm" svg:y="11.16cm">
          <text:p text:style-name="P1"><text:span text:style-name="T1">DB</text:span></text:p>
          <text:p text:style-name="P1"><text:span text:style-name="T1">MongoDB</text:span></text:p>
          <text:p text:style-name="P1"><text:span text:style-name="T1">1) Authn-Authz </text:span><text:span text:style-name="T1">for App</text:span></text:p>
          <text:p text:style-name="P1"><text:span text:style-name="T1">&amp; consumers</text:span></text:p>
          <text:p text:style-name="P1"><text:span text:style-name="T1">2) Storing </text:span><text:span text:style-name="T1">Consumer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69cm" svg:height="4.191cm" svg:x="12.684cm" svg:y="2.905cm">
          <text:p text:style-name="P1"><text:span text:style-name="T1">Backend</text:span></text:p>
          <text:p text:style-name="P1"><text:span text:style-name="T1">Node.js – Express</text:span></text:p>
          <text:p text:style-name="P1"><text:span text:style-name="T1">Mongoose</text:span></text:p>
          <text:p text:style-name="P1"><text:span text:style-name="T1">K8s-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224cm" svg:y1="7.096cm" svg:x2="15.224cm" svg:y2="10.271cm">
          <text:p/>
        </draw:line>
        <draw:line draw:style-name="gr3" draw:text-style-name="P2" draw:layer="layout" svg:x1="12.684cm" svg:y1="5.953cm" svg:x2="5.572cm" svg:y2="10.525cm">
          <text:p/>
        </draw:line>
        <draw:line draw:style-name="gr3" draw:text-style-name="P2" draw:layer="layout" svg:x1="12.43cm" svg:y1="4.937cm" svg:x2="8.366cm" svg:y2="4.937cm">
          <text:p/>
        </draw:line>
        <draw:custom-shape draw:style-name="gr4" draw:text-style-name="P2" draw:layer="layout" svg:width="17.907cm" svg:height="12.446cm" svg:x="1.762cm" svg:y="9.25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741cm" svg:height="0.962cm" svg:x="8.874cm" svg:y="9.255cm">
          <draw:text-box>
            <text:p>Kubernetes</text:p>
          </draw:text-box>
        </draw:frame>
        <draw:custom-shape draw:style-name="gr6" draw:text-style-name="P2" draw:layer="layout" svg:width="3.683cm" svg:height="1.016cm" svg:x="8.874cm" svg:y="9.2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492cm" svg:height="20.828cm" svg:x="1.508cm" svg:y="1.12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413cm" svg:height="0.962cm" svg:x="10.017cm" svg:y="1.054cm">
          <draw:text-box>
            <text:p>Server</text:p>
          </draw:text-box>
        </draw:frame>
        <draw:custom-shape draw:style-name="gr9" draw:text-style-name="P2" draw:layer="layout" svg:width="2.286cm" svg:height="0.889cm" svg:x="10.017cm" svg:y="1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4.296cm" svg:x="2.651cm" svg:y="11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696cm" svg:height="0.763cm" svg:x="4.81cm" svg:y="10.398cm">
          <draw:text-box>
            <text:p><text:span text:style-name="T2">P</text:span><text:span text:style-name="T2">od </text:span><text:span text:style-name="T2">1</text:span></text:p>
          </draw:text-box>
        </draw:frame>
        <draw:custom-shape draw:style-name="gr10" draw:text-style-name="P4" draw:layer="layout" svg:width="5.969cm" svg:height="4.296cm" svg:x="2.905cm" svg:y="11.176cm">
          <text:p text:style-name="P1"><text:span text:style-name="T1">RabbitMQ </text:span><text:span text:style-name="T1">Server(s)</text:span></text:p>
          <text:p text:style-name="P1"><text:span text:style-name="T3">1) authn, authz by </text:span><text:span text:style-name="T3">definition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6.858cm" svg:height="5.207cm" svg:x="2.27cm" svg:y="10.5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858cm" svg:height="5.207cm" svg:x="12.049cm" svg:y="10.52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96cm" svg:height="0.763cm" svg:x="14.716cm" svg:y="10.398cm">
          <draw:text-box>
            <text:p><text:span text:style-name="T2">P</text:span><text:span text:style-name="T2">od </text:span><text:span text:style-name="T2">2</text:span></text:p>
          </draw:text-box>
        </draw:frame>
        <draw:frame draw:style-name="gr12" draw:text-style-name="P6" draw:layer="layout" svg:width="4.445cm" svg:height="0.662cm" svg:x="8.239cm" svg:y="4.021cm">
          <draw:text-box>
            <text:p text:style-name="P5"><text:span text:style-name="T4">1) K8s </text:span><text:span text:style-name="T5">management</text:span><text:span text:style-name="T4"> </text:span><text:span text:style-name="T4">API</text:span></text:p>
          </draw:text-box>
        </draw:frame>
        <draw:line draw:style-name="gr3" draw:text-style-name="P2" draw:layer="layout" svg:x1="13.573cm" svg:y1="6.588cm" svg:x2="11.541cm" svg:y2="9.128cm">
          <text:p/>
        </draw:line>
        <draw:frame draw:style-name="gr13" draw:text-style-name="P7" draw:layer="layout" svg:width="4.376cm" svg:height="1.149cm" svg:x="6.207cm" svg:y="7.725cm">
          <draw:text-box>
            <text:p text:style-name="P2"><text:span text:style-name="T6">RabbitMQ data/stats</text:span></text:p>
            <text:p text:style-name="P2"><text:span text:style-name="T6">&amp; handling users</text:span></text:p>
          </draw:text-box>
        </draw:frame>
        <draw:custom-shape draw:style-name="gr2" draw:text-style-name="P1" draw:layer="layout" svg:width="5.969cm" svg:height="4.191cm" svg:x="7.731cm" svg:y="17.002cm">
          <text:p text:style-name="P1"><text:span text:style-name="T1">Consum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6.858cm" svg:height="5.207cm" svg:x="7.223cm" svg:y="16.36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96cm" svg:height="0.763cm" svg:x="9.89cm" svg:y="16.24cm">
          <draw:text-box>
            <text:p><text:span text:style-name="T2">Pod 3</text:span></text:p>
          </draw:text-box>
        </draw:frame>
        <draw:line draw:style-name="gr14" draw:text-style-name="P2" draw:layer="layout" svg:x1="4.683cm" svg:y1="24.876cm" svg:x2="4.683cm" svg:y2="18.78cm">
          <text:p/>
        </draw:line>
        <draw:custom-shape draw:style-name="gr15" draw:text-style-name="P1" draw:layer="layout" svg:width="4.826cm" svg:height="1.27cm" svg:x="2.016cm" svg:y="25.003cm">
          <text:p text:style-name="P1"><text:span text:style-name="T7">IoT Devices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4.175cm" svg:y1="24.876cm" svg:x2="4.175cm" svg:y2="18.78cm">
          <text:p/>
        </draw:line>
        <draw:line draw:style-name="gr14" draw:text-style-name="P2" draw:layer="layout" svg:x1="5.191cm" svg:y1="24.876cm" svg:x2="5.191cm" svg:y2="18.78cm">
          <text:p/>
        </draw:line>
        <draw:line draw:style-name="gr14" draw:text-style-name="P2" draw:layer="layout" svg:x1="3.667cm" svg:y1="24.876cm" svg:x2="3.667cm" svg:y2="18.78cm">
          <text:p/>
        </draw:line>
        <draw:custom-shape draw:style-name="gr16" draw:text-style-name="P4" draw:layer="layout" svg:width="4.318cm" svg:height="1.016cm" svg:x="2.27cm" svg:y="22.209cm">
          <text:p text:style-name="P1"><text:span text:style-name="T4">TLS + credentials</text:span></text:p>
          <text:p text:style-name="P1"><text:span text:style-name="T4">(later X.509 cert client side)</text:span>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667cm" svg:height="0.712cm" svg:x="14.208cm" svg:y="8.366cm">
          <draw:text-box>
            <text:p text:style-name="P2"><text:span text:style-name="T3">Authn/Authz </text:span></text:p>
          </draw:text-box>
        </draw:frame>
        <draw:frame draw:style-name="gr18" draw:text-style-name="P7" draw:layer="layout" svg:width="2.933cm" svg:height="1.149cm" svg:x="11.16cm" svg:y="7.35cm">
          <draw:text-box>
            <text:p text:style-name="P2"><text:span text:style-name="T6">Cluster</text:span></text:p>
            <text:p text:style-name="P2"><text:span text:style-name="T6">management</text:span></text:p>
          </draw:text-box>
        </draw:frame>
        <draw:frame draw:style-name="gr19" draw:text-style-name="P9" draw:layer="layout" svg:width="4.138cm" svg:height="0.878cm" svg:x="2.524cm" svg:y="17.764cm">
          <draw:text-box>
            <text:p><text:span text:style-name="T1">Load </text:span><text:span text:style-name="T1">Balance</text:span><text:span text:style-name="T1">r</text:span></text:p>
          </draw:text-box>
        </draw:frame>
        <draw:line draw:style-name="gr3" draw:text-style-name="P2" draw:layer="layout" svg:x1="4.556cm" svg:y1="15.859cm" svg:x2="4.556cm" svg:y2="17.51cm">
          <text:p/>
        </draw:line>
        <draw:line draw:style-name="gr3" draw:text-style-name="P2" draw:layer="layout" svg:x1="5.191cm" svg:y1="0.492cm" svg:x2="5.191cm" svg:y2="2.651cm">
          <text:p/>
        </draw:line>
        <draw:frame draw:style-name="gr18" draw:text-style-name="P10" draw:layer="layout" svg:width="2.67cm" svg:height="0.752cm" svg:x="3.918cm" svg:y="1.254cm">
          <draw:text-box>
            <text:p><text:span text:style-name="T8">App users</text:span></text:p>
          </draw:text-box>
        </draw:frame>
        <draw:frame draw:style-name="gr20" draw:text-style-name="P6" draw:layer="layout" svg:width="4.445cm" svg:height="1.056cm" svg:x="8.493cm" svg:y="5.445cm">
          <draw:text-box>
            <text:p text:style-name="P5"><text:span text:style-name="T4">2) Rabitmq </text:span><text:span text:style-name="T5">management</text:span><text:span text:style-name="T4"> API</text:span></text:p>
          </draw:text-box>
        </draw:frame>
        <draw:line draw:style-name="gr3" draw:text-style-name="P2" draw:layer="layout" svg:x1="12.43cm" svg:y1="5.445cm" svg:x2="8.366cm" svg:y2="5.445cm">
          <text:p/>
        </draw:line>
        <draw:line draw:style-name="gr3" draw:text-style-name="P2" draw:layer="layout" svg:x1="9.255cm" svg:y1="14.081cm" svg:x2="10.271cm" svg:y2="16.24cm">
          <text:p/>
        </draw:line>
        <draw:line draw:style-name="gr3" draw:text-style-name="P2" draw:layer="layout" svg:x1="11.922cm" svg:y1="14.081cm" svg:x2="10.779cm" svg:y2="16.2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none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1:44:26.352859008</meta:creation-date>
    <dc:date>2021-02-18T21:50:27.568134459</dc:date>
    <meta:editing-duration>P1DT1H41M42S</meta:editing-duration>
    <meta:editing-cycles>4</meta:editing-cycles>
    <meta:generator>LibreOffice/6.4.6.2$Linux_X86_64 LibreOffice_project/40$Build-2</meta:generator>
    <meta:document-statistic meta:object-count="41"/>
  </office:meta>
</office:document-meta>
</file>